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monospace" svg:font-family="monospace, Courier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style:use-window-font-color="true" style:font-name="Times New Roman" fo:font-size="12pt" fo:letter-spacing="normal" fo:font-style="italic" style:font-size-asian="12pt" style:font-style-asian="italic" style:font-size-complex="12pt" style:font-style-complex="italic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color="#800000" fo:font-style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ção</text:h>
      <text:p text:style-name="Text_20_body">Neste trabalho nós implementamos e realizamos uma séries de testes com os principais algoritmos de ordenação existentes: Bubble Sort, Insertion Sort, Merge Sort, Quick Sort e Heap Sort. Estes foram implementados para ordenar um vetor de números inteiros, tendo como entrada para testes 10 vetores para o melhor caso e 10 vetores pra pior caso de cada algoritmo, além de mais cinquenta vetores aleatórios que serão usados para todos eles.</text:p>
      <text:p text:style-name="Text_20_body"/>
      <text:h text:style-name="Heading_20_3" text:outline-level="3">Algoritmos</text:h>
      <text:p text:style-name="Text_20_body">Os algoritmos originais foram implementados em C++ <text:s/>e o tempo foi medido em segundos com base no clock do processador com a classe <text:span text:style-name="T1">clock_t</text:span><text:span text:style-name="T3">.</text:span></text:p>
      <text:p text:style-name="Text_20_body"><text:span text:style-name="T3">Pseudo-código das linguagens implementadas:</text:span></text:p>
      <text:p text:style-name="Text_20_body"><text:span text:style-name="T3"/></text:p>
      <text:p text:style-name="P1"><text:span text:style-name="T3"/></text:p>
      <text:p text:style-name="P1"><text:span text:style-name="T3">Bubble Sort:</text:span></text:p>
      <text:p text:style-name="Text_20_body"><draw:frame draw:style-name="fr1" draw:name="Objeto1" text:anchor-type="as-char" svg:y="-3.099cm" svg:width="8.894cm" svg:height="6.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pan text:style-name="T5"/></text:p>
      <text:p text:style-name="Text_20_body"><text:span text:style-name="T5"/></text:p>
      <text:p text:style-name="Text_20_body"><text:span text:style-name="T5">Insertion Sort:</text:span></text:p>
      <text:p text:style-name="Text_20_body"><text:span text:style-name="T6"><draw:frame draw:style-name="fr1" draw:name="Objeto2" text:anchor-type="as-char" svg:y="-2.586cm" svg:width="9.703cm" svg:height="5.022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/>
      <text:p text:style-name="P1"/>
      <text:p text:style-name="P1"/>
      <text:p text:style-name="P1"><text:soft-page-break/></text:p>
      <text:p text:style-name="P1">Merge Sort:</text:p>
      <text:p text:style-name="P1"/>
      <text:p text:style-name="P1"><text:span text:style-name="T6"><draw:frame draw:style-name="fr1" draw:name="Objeto3" text:anchor-type="as-char" svg:y="-2.362cm" svg:width="6.112cm" svg:height="4.572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6"><draw:frame draw:style-name="fr1" draw:name="Objeto4" text:anchor-type="as-char" svg:y="-7.295cm" svg:width="7.756cm" svg:height="14.44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uick Sort:</text:p>
      <text:p text:style-name="P1"><draw:frame draw:style-name="fr1" draw:name="Objeto5" text:anchor-type="as-char" svg:y="-1.63cm" svg:width="6.295cm" svg:height="3.113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o6" text:anchor-type="as-char" svg:y="-5.826cm" svg:width="8.336cm" svg:height="11.50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Heap Sort:<draw:frame draw:style-name="fr1" draw:name="Objeto7" text:anchor-type="as-char" svg:y="-6.32cm" svg:width="12.818cm" svg:height="12.4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text:soft-page-break/><text:span text:style-name="T10">Os arquivos-fontes “</text:span><text:span text:style-name="T2">.cpp</text:span><text:span text:style-name="T4">” estão na pasta </text:span><text:span text:style-name="T2">src</text:span><text:span text:style-name="T4"> do projeto, enquanto que os binários estão na pasta debug. Já os arquivos contendo os vetores de melhores casos, estão na pasta raíz do projeto</text:span><text:span text:style-name="T11"> (</text:span><text:span text:style-name="T9">Bubble_M.txt, Insertion_M.txt, Merge_M.txt, Quick_M.txt, Heap_M.txt) </text:span><text:span text:style-name="T7">junto com os de piores casos (</text:span><text:span text:style-name="T9">Bubble_P.txt, Insertion_P.txt, Merge_P.txt, Quick_P.txt,  Heap_P.txt</text:span><text:span text:style-name="T7">) e os gerados aleatoriamente (Aleatorios.txt).</text:span></text:p>
      <text:p text:style-name="P2"><text:span text:style-name="T7"/></text:p>
      <text:p text:style-name="P2"><text:span text:style-name="T7"/></text:p>
      <text:h text:style-name="Heading_20_3" text:outline-level="3"><text:span text:style-name="T7">Execução</text:span></text:h>
      <text:p text:style-name="Text_20_body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monospace" svg:font-family="monospace, Courier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3-10-02T10:35:52</meta:creation-date>
    <dc:date>2013-10-02T14:52:55</dc:date>
    <dc:creator>douglas </dc:creator>
    <meta:editing-duration>PT3H31M32S</meta:editing-duration>
    <meta:editing-cycles>28</meta:editing-cycles>
    <meta:generator>LibreOffice/3.5$Linux_x86 LibreOffice_project/350m1$Build-2</meta:generator>
    <meta:document-statistic meta:table-count="0" meta:image-count="0" meta:object-count="7" meta:page-count="4" meta:paragraph-count="16" meta:word-count="164" meta:character-count="1117" meta:non-whitespace-character-count="956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Bubble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/>
                <mi>n</mi>
              </mrow>
              <mo stretchy="false">)</mo>
            </mrow>
            <mrow/>
          </mrow>
        </mtd>
      </mtr>
      <mtr>
        <mtd>
          <mrow>
            <mrow/>
            <mi/>
            <mi>k</mi>
            <mrow>
              <mi/>
              <mo stretchy="false">=</mo>
              <mi/>
            </mrow>
            <mi>n</mi>
            <mrow>
              <mi/>
              <mo stretchy="false">−</mo>
              <mi/>
            </mrow>
            <mn>1</mn>
            <mrow/>
          </mrow>
        </mtd>
      </mtr>
      <mtr>
        <mtd>
          <mrow>
            <mrow/>
            <mi/>
            <mi mathvariant="italic">para</mi>
            <mi/>
            <mrow>
              <mo stretchy="false">(</mo>
              <mrow>
                <mi>i</mi>
                <mrow>
                  <mi/>
                  <mo stretchy="false">=</mo>
                  <mi/>
                </mrow>
                <mn>0</mn>
                <mi>;</mi>
                <mi/>
                <mi mathvariant="italic">enquanto</mi>
                <mi/>
                <mi>i</mi>
                <mrow>
                  <mi/>
                  <mo stretchy="false">&lt;</mo>
                  <mi/>
                </mrow>
                <mi>n</mi>
                <mi/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 mathvariant="italic">para</mi>
            <mi/>
            <mrow>
              <mo stretchy="false">(</mo>
              <mrow>
                <mi>j</mi>
                <mrow>
                  <mi/>
                  <mo stretchy="false">=</mo>
                  <mi/>
                </mrow>
                <mn>0</mn>
                <mi>;</mi>
                <mi/>
                <mi mathvariant="italic">enquanto</mi>
                <mi/>
                <mi>j</mi>
                <mrow>
                  <mi/>
                  <mo stretchy="false">&lt;</mo>
                  <mi/>
                </mrow>
                <mi>k</mi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v</mi>
                <mrow>
                  <mo stretchy="false">[</mo>
                  <mrow>
                    <mi>j</mi>
                  </mrow>
                  <mo stretchy="false">]</mo>
                </mrow>
                <mrow>
                  <mi/>
                  <mo stretchy="false">&gt;</mo>
                  <mi/>
                </mrow>
                <mi>v</mi>
                <mrow>
                  <mo stretchy="false">[</mo>
                  <mrow>
                    <mi>j</mi>
                    <mrow>
                      <mi/>
                      <mo stretchy="false">+</mo>
                      <mi/>
                    </mrow>
                    <mn>1</mn>
                  </mrow>
                  <mo stretchy="false">]</mo>
                </mrow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 mathvariant="italic">aux</mi>
            <mrow>
              <mi/>
              <mo stretchy="false">=</mo>
              <mi/>
            </mrow>
            <mi>v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>j</mi>
                <mrow>
                  <mi/>
                  <mo stretchy="false">+</mo>
                  <mi/>
                </mrow>
                <mn>1</mn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j</mi>
                <mrow>
                  <mi/>
                  <mo stretchy="false">+</mo>
                  <mi/>
                </mrow>
                <mn>1</mn>
              </mrow>
              <mo stretchy="false">]</mo>
            </mrow>
            <mrow>
              <mi/>
              <mo stretchy="false">=</mo>
              <mi/>
            </mrow>
            <mi mathvariant="italic">aux</mi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</mrow>
        </mtd>
      </mtr>
    </mtable>
    <annotation encoding="StarMath 5.0">Bubble(V[],~n){}newline{}
~~~~k~=~n~-~1{}newline{}
~~~~para~(i~=~0;~enquanto~i~&lt;~n~)~faça{}newline{}
~~~~~~~~para~(j~=~0;~enquanto~j~&lt;~k)~faça{}newline{}
~~~~~~~~~~~~se~(v[j]~&gt;~v[j~+~1])~faça{}newline{}
~~~~~~~~~~~~~~~~aux~=~v[j]{}newline{}
~~~~~~~~~~~~~~~~v[j]~=~v[j~+~1]{}newline{}
~~~~~~~~~~~~~~~~v[j~+~1]~=~aux{}newline{}
~~~~~~~~~~~~j++{}newline{}
~~~~~~~~k--{}newline{}
~~~~~~~~i++{}newline{}
</annotation>
  </semantics>
</math>
</file>

<file path=Object 2/content.xml><?xml version="1.0" encoding="utf-8"?>
<math xmlns="http://www.w3.org/1998/Math/MathML">
  <semantics>
    <mtable>
      <mtr>
        <mtd>
          <mrow>
            <mi mathvariant="italic">Insertion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/>
                <mi>n</mi>
              </mrow>
              <mo stretchy="false">)</mo>
            </mrow>
            <mi/>
            <mrow/>
          </mrow>
        </mtd>
      </mtr>
      <mtr>
        <mtd>
          <mrow>
            <mrow/>
            <mi/>
            <mi mathvariant="italic">para</mi>
            <mi/>
            <mrow>
              <mo stretchy="false">(</mo>
              <mrow>
                <mi>i</mi>
                <mrow>
                  <mi/>
                  <mo stretchy="false">=</mo>
                  <mi/>
                </mrow>
                <mn>1</mn>
                <mi/>
                <mi>;</mi>
                <mi/>
                <mi mathvariant="italic">enquanto</mi>
                <mi/>
                <mi>i</mi>
                <mrow>
                  <mi/>
                  <mo stretchy="false">&lt;</mo>
                  <mi/>
                </mrow>
                <mi>n</mi>
              </mrow>
              <mo stretchy="false">)</mo>
            </mrow>
            <mi/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row>
                  <mo stretchy="false">(</mo>
                  <mrow>
                    <mi>i</mi>
                    <mi/>
                    <mrow>
                      <mi>!</mi>
                      <mo stretchy="false">=</mo>
                      <mi/>
                    </mrow>
                    <mn>0</mn>
                  </mrow>
                  <mo stretchy="false">)</mo>
                </mrow>
                <mi/>
                <mi>e</mi>
                <mi/>
                <mrow>
                  <mo stretchy="false">(</mo>
                  <mrow>
                    <mi>v</mi>
                    <mrow>
                      <mo stretchy="false">[</mo>
                      <mrow>
                        <mi>i</mi>
                        <mrow>
                          <mi/>
                          <mo stretchy="false">−</mo>
                          <mi/>
                        </mrow>
                        <mn>1</mn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i>v</mi>
                    <mrow>
                      <mo stretchy="false">[</mo>
                      <mrow>
                        <mi>i</mi>
                      </mrow>
                      <mo stretchy="false">]</mo>
                    </mrow>
                  </mrow>
                  <mo stretchy="false">)</mo>
                </mrow>
              </mrow>
              <mo stretchy="false">)</mo>
            </mrow>
            <mi/>
            <mrow/>
          </mrow>
        </mtd>
      </mtr>
      <mtr>
        <mtd>
          <mrow>
            <mrow/>
            <mi/>
            <mi mathvariant="italic">aux</mi>
            <mrow>
              <mi/>
              <mo stretchy="false">=</mo>
              <mi/>
            </mrow>
            <mi>v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i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>i</mi>
                <mrow>
                  <mi/>
                  <mo stretchy="false">−</mo>
                  <mi/>
                </mrow>
                <mn>1</mn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i</mi>
                <mrow>
                  <mi/>
                  <mo stretchy="false">−</mo>
                  <mi/>
                </mrow>
                <mn>1</mn>
              </mrow>
              <mo stretchy="false">]</mo>
            </mrow>
            <mrow>
              <mi/>
              <mo stretchy="false">=</mo>
              <mi/>
            </mrow>
            <mi mathvariant="italic">aux</mi>
            <mrow/>
          </mrow>
        </mtd>
      </mtr>
      <mtr>
        <mtd>
          <mrow>
            <mrow/>
            <mi/>
            <mrow>
              <mi>i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/>
          </mrow>
        </mtd>
      </mtr>
      <mtr>
        <mtd>
          <mrow>
            <mrow/>
          </mrow>
        </mtd>
      </mtr>
    </mtable>
    <annotation encoding="StarMath 5.0">Insertion(V[],~n)~{}newline{}
~~~~para~(i~=~1~;~enquanto~i~&lt;~n)~{}newline{}
~~~~~~~~enquanto~((i~!=~0)~e~(v[i~-~1]~&gt;~v[i]))~{}newline{}
~~~~~~~~~~~~aux~=~v[i]{}newline{}
~~~~~~~~~~~~v[i]~=~v[i~-~1]{}newline{}
~~~~~~~~~~~~v[i~-~1]~=~aux{}newline{}
~~~~~~~~~~~~i--{}newline{}
~~~~~~~~i++{}newline{}
~~~~{}newline{}
</annotation>
  </semantics>
</math>
</file>

<file path=Object 3/content.xml><?xml version="1.0" encoding="utf-8"?>
<math xmlns="http://www.w3.org/1998/Math/MathML">
  <semantics>
    <mtable>
      <mtr>
        <mtd>
          <mrow>
            <mi mathvariant="italic">Merge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 mathvariant="italic">inic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i mathvariant="italic">inicio</mi>
            <mrow>
              <mi/>
              <mo stretchy="false">=</mo>
              <mi/>
            </mrow>
            <mi mathvariant="italic">fim</mi>
            <mrow/>
          </mrow>
        </mtd>
      </mtr>
      <mtr>
        <mtd>
          <mrow>
            <mrow/>
            <mi/>
            <mi mathvariant="italic">retorne</mi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meio</mi>
            <mrow>
              <mi/>
              <mo stretchy="false">=</mo>
              <mi/>
            </mrow>
            <mrow>
              <mrow>
                <mo stretchy="false">(</mo>
                <mrow>
                  <mi mathvariant="italic">inicio</mi>
                  <mrow>
                    <mi/>
                    <mo stretchy="false">+</mo>
                    <mi/>
                  </mrow>
                  <mi mathvariant="italic">meio</mi>
                </mrow>
                <mo stretchy="false">)</mo>
              </mrow>
              <mo stretchy="false">/</mo>
              <mn>2</mn>
            </mrow>
            <mrow/>
          </mrow>
        </mtd>
      </mtr>
      <mtr>
        <mtd>
          <mrow>
            <mrow/>
            <mi/>
            <mi mathvariant="italic">Merge</mi>
            <mrow>
              <mo stretchy="false">(</mo>
              <mrow>
                <mi>V</mi>
                <mi>,</mi>
                <mi mathvariant="italic">inicio</mi>
                <mi>,</mi>
                <mi mathvariant="italic">meio</mi>
              </mrow>
              <mo stretchy="false">)</mo>
            </mrow>
            <mrow/>
          </mrow>
        </mtd>
      </mtr>
      <mtr>
        <mtd>
          <mrow>
            <mrow/>
            <mi/>
            <mi mathvariant="italic">Merge</mi>
            <mrow>
              <mo stretchy="false">(</mo>
              <mrow>
                <mi>V</mi>
                <mi>,</mi>
                <mi mathvariant="italic">meio</mi>
                <mrow>
                  <mi/>
                  <mo stretchy="false">+</mo>
                  <mi/>
                </mrow>
                <mn>1,</mn>
                <mi mathvariant="italic">fim</mi>
              </mrow>
              <mo stretchy="false">)</mo>
            </mrow>
            <mrow/>
          </mrow>
        </mtd>
      </mtr>
      <mtr>
        <mtd>
          <mrow>
            <mrow/>
            <mi/>
            <mi mathvariant="italic">Merge2</mi>
            <mrow>
              <mo stretchy="false">(</mo>
              <mrow>
                <mi>V</mi>
                <mi>,</mi>
                <mi mathvariant="italic">inicio</mi>
                <mi>,</mi>
                <mi mathvariant="italic">me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</mrow>
        </mtd>
      </mtr>
    </mtable>
    <annotation encoding="StarMath 5.0">Merge(V[],inicio,fim){}newline{}
~~~~se~inicio~=~fim{}newline{}
~~~~~~~~retorne{}newline{}
{}newline{}
~~~~meio~=~(inicio~+~meio)/2{}newline{}
~~~~Merge(V,inicio,meio){}newline{}
~~~~Merge(V,meio~+~1,fim){}newline{}
~~~~Merge2(V,inicio,meio,fim){}newline{}</annotation>
  </semantics>
</math>
</file>

<file path=Object 4/content.xml><?xml version="1.0" encoding="utf-8"?>
<math xmlns="http://www.w3.org/1998/Math/MathML">
  <semantics>
    <mtable>
      <mtr>
        <mtd>
          <mrow>
            <mi mathvariant="italic">Merge2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 mathvariant="italic">inicio</mi>
                <mi>,</mi>
                <mi mathvariant="italic">me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row>
              <mi>i</mi>
              <mo stretchy="false">=</mo>
              <mi mathvariant="italic">inicio</mi>
            </mrow>
            <mrow/>
          </mrow>
        </mtd>
      </mtr>
      <mtr>
        <mtd>
          <mrow>
            <mrow/>
            <mi/>
            <mrow>
              <mi>j</mi>
              <mo stretchy="false">=</mo>
              <mrow>
                <mi mathvariant="italic">meio</mi>
                <mo stretchy="false">+</mo>
                <mn>1</mn>
              </mrow>
            </mrow>
            <mrow/>
          </mrow>
        </mtd>
      </mtr>
      <mtr>
        <mtd>
          <mrow>
            <mrow/>
            <mi/>
            <mrow>
              <mi>k</mi>
              <mo stretchy="false">=</mo>
              <mn>0</mn>
            </mrow>
            <mrow/>
          </mrow>
        </mtd>
      </mtr>
      <mtr>
        <mtd>
          <mrow>
            <mrow/>
            <mi/>
            <mi mathvariant="italic">enquanto</mi>
            <mrow>
              <mo stretchy="false">(</mo>
              <mrow>
                <mrow>
                  <mi>i</mi>
                  <mo stretchy="false">&lt;</mo>
                  <mrow>
                    <mi mathvariant="italic">meio</mi>
                    <mo stretchy="false">+</mo>
                    <mn>1</mn>
                  </mrow>
                </mrow>
                <mi mathvariant="italic">ou</mi>
                <mrow>
                  <mi>j</mi>
                  <mo stretchy="false">&lt;</mo>
                  <mrow>
                    <mi mathvariant="italic">fim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row>
                  <mi>i</mi>
                  <mo stretchy="false">=</mo>
                  <mrow>
                    <mi mathvariant="italic">meio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row>
                  <mi>j</mi>
                  <mo stretchy="false">=</mo>
                  <mrow>
                    <mi mathvariant="italic">fim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i>v</mi>
                <mrow>
                  <mrow>
                    <mo stretchy="false">[</mo>
                    <mrow>
                      <mi>i</mi>
                    </mrow>
                    <mo stretchy="false">]</mo>
                  </mrow>
                  <mo stretchy="false">&lt;</mo>
                  <mi>v</mi>
                </mrow>
                <mrow>
                  <mo stretchy="false">[</mo>
                  <mrow>
                    <mi>j</mi>
                  </mrow>
                  <mo stretchy="false">]</mo>
                </mrow>
              </mrow>
              <mo stretchy="false">)</mo>
            </mrow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para</mi>
            <mrow>
              <mo stretchy="false">(</mo>
              <mrow>
                <mrow>
                  <mi>i</mi>
                  <mo stretchy="false">=</mo>
                  <mi mathvariant="italic">inicio</mi>
                </mrow>
                <mi>;</mi>
                <mi mathvariant="italic">enquanto</mi>
                <mrow>
                  <mi>i</mi>
                  <mo stretchy="false">≤</mo>
                  <mi mathvariant="italic">fim</mi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>v</mi>
            <mrow>
              <mrow>
                <mo stretchy="false">[</mo>
                <mrow>
                  <mi>i</mi>
                </mrow>
                <mo stretchy="false">]</mo>
              </mrow>
              <mo stretchy="false">=</mo>
              <mi mathvariant="italic">vetorTemp</mi>
            </mrow>
            <mrow>
              <mo stretchy="false">[</mo>
              <mrow>
                <mrow>
                  <mi>i</mi>
                  <mo stretchy="false">−</mo>
                  <mi mathvariant="italic">inicio</mi>
                </mrow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=</mo>
              <mrow>
                <mi>i</mi>
                <mo stretchy="false">+</mo>
                <mrow>
                  <mo stretchy="false">+</mo>
                  <mrow/>
                </mrow>
              </mrow>
            </mrow>
          </mrow>
        </mtd>
      </mtr>
      <mtr>
        <mtd>
          <mrow>
            <mrow/>
          </mrow>
        </mtd>
      </mtr>
    </mtable>
    <annotation encoding="StarMath 5.0">Merge2(v[],inicio,meio,fim){}newline{}
{}newline{}
~~~~i = inicio{}newline{}
~~~~j = meio + 1{}newline{}
~~~~k = 0{}newline{}
~~~~enquanto (i &lt; meio + 1 ou j &lt; fim + 1) faça{}newline{}
~~~~~~~~se (i = meio + 1)   faça{}newline{}
~~~~~~~~~~~~vetorTemp[k] = v[j]{}newline{}
~~~~~~~~~~~~j++{}newline{}
~~~~~~~~~~~~k++{}newline{}
~~~~~~~~senão{}newline{}
~~~~~~~~~~~~se (j = fim + 1) faça{}newline{}
~~~~~~~~~~~~~~~~vetorTemp[k] = v[i]{}newline{}
~~~~~~~~~~~~~~~~i++{}newline{}
~~~~~~~~~~~~~~~~k++{}newline{}
~~~~~~~~~~~~senão{}newline{}
~~~~~~~~~~~~~~~~se (v[i] &lt; v[j]) {}newline{}
~~~~~~~~~~~~~~~~~~~~vetorTemp[k] = v[i]{}newline{}
~~~~~~~~~~~~~~~~~~~~i++{}newline{}
~~~~~~~~~~~~~~~~~~~~k++{}newline{}
~~~~~~~~~~~~~~~~senão{}newline{}
~~~~~~~~~~~~~~~~~~~~vetorTemp[k] = v[j]{}newline{}
~~~~~~~~~~~~~~~~~~~~j++{}newline{}
~~~~~~~~~~~~~~~~~~~~k++{}newline{}
{}newline{}
~~~~para (i = inicio; enquanto i &lt;= fim) faça{}newline{}
~~~~~~~~v[i] = vetorTemp[i - inicio]{}newline{}
~~~~~~~~i = i++{}newline{}
</annotation>
  </semantics>
</math>
</file>

<file path=Object 5/content.xml><?xml version="1.0" encoding="utf-8"?>
<math xmlns="http://www.w3.org/1998/Math/MathML">
  <semantics>
    <mtable>
      <mtr>
        <mtd>
          <mrow>
            <mi mathvariant="italic">Quick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l</mi>
                <mrow>
                  <mi/>
                  <mo stretchy="false">&lt;</mo>
                  <mi/>
                </mrow>
                <mi>r</mi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i mathvariant="italic">particiona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quick</mi>
            <mrow>
              <mo stretchy="false">(</mo>
              <mrow>
                <mi>a</mi>
                <mi>,</mi>
                <mi/>
                <mi>l</mi>
                <mi>,</mi>
                <mi/>
                <mi>j</mi>
                <mrow>
                  <mi/>
                  <mo stretchy="false">−</mo>
                  <mi/>
                </mrow>
                <mn>1</mn>
              </mrow>
              <mo stretchy="false">)</mo>
            </mrow>
            <mrow/>
          </mrow>
        </mtd>
      </mtr>
      <mtr>
        <mtd>
          <mrow>
            <mrow/>
            <mi/>
            <mi mathvariant="italic">quick</mi>
            <mrow>
              <mo stretchy="false">(</mo>
              <mrow>
                <mi>a</mi>
                <mi>,</mi>
                <mi/>
                <mi>j</mi>
                <mrow>
                  <mi/>
                  <mo stretchy="false">+</mo>
                  <mi/>
                </mrow>
                <mn>1,</mn>
                <mi/>
                <mi>r</mi>
              </mrow>
              <mo stretchy="false">)</mo>
            </mrow>
            <mrow/>
          </mrow>
        </mtd>
      </mtr>
      <mtr>
        <mtd>
          <mrow>
            <mrow/>
          </mrow>
        </mtd>
      </mtr>
    </mtable>
    <annotation encoding="StarMath 5.0">Quick(a,~l,~r){}newline{}
~~~~se~(l~&lt;~r) faça{}newline{}
~~~~~~~~j~=~particiona(a,~l,~r){}newline{}
~~~~~~~~quick(a,~l,~j~-~1){}newline{}
~~~~~~~~quick(a,~j~+~1,~r){}newline{}</annotation>
  </semantics>
</math>
</file>

<file path=Object 6/content.xml><?xml version="1.0" encoding="utf-8"?>
<math xmlns="http://www.w3.org/1998/Math/MathML">
  <semantics>
    <mtable>
      <mtr>
        <mtd>
          <mrow>
            <mi mathvariant="italic">particiona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pivot</mi>
            <mrow>
              <mi/>
              <mo stretchy="false">=</mo>
              <mi/>
            </mrow>
            <mi>a</mi>
            <mrow>
              <mo stretchy="false">[</mo>
              <mrow>
                <mi>l</mi>
              </mrow>
              <mo stretchy="false">]</mo>
            </mrow>
            <mrow/>
          </mrow>
        </mtd>
      </mtr>
      <mtr>
        <mtd>
          <mrow>
            <mrow/>
            <mi/>
            <mi>i</mi>
            <mrow>
              <mi/>
              <mo stretchy="false">=</mo>
              <mi/>
            </mrow>
            <mi>l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i>r</mi>
            <mrow>
              <mi/>
              <mo stretchy="false">+</mo>
              <mi/>
            </mrow>
            <mn>1</mn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n>1</mn>
              </mrow>
              <mo stretchy="false">)</mo>
            </mrow>
            <mrow/>
          </mrow>
        </mtd>
      </mtr>
      <mtr>
        <mtd>
          <mrow>
            <mrow/>
            <mi/>
            <mi mathvariant="italic">faça</mi>
            <mrow/>
          </mrow>
        </mtd>
      </mtr>
      <mtr>
        <mtd>
          <mrow>
            <mrow/>
            <mrow>
              <mi/>
              <mo stretchy="false">+</mo>
              <mrow>
                <mo stretchy="false">+</mo>
                <mi>i</mi>
              </mrow>
            </mrow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i>a</mi>
                <mrow>
                  <mo stretchy="false">[</mo>
                  <mrow>
                    <mi>i</mi>
                  </mrow>
                  <mo stretchy="false">]</mo>
                </mrow>
                <mrow>
                  <mi/>
                  <mo stretchy="false">≤</mo>
                  <mi/>
                </mrow>
                <mi mathvariant="italic">pivot</mi>
                <mrow>
                  <mi/>
                  <mo stretchy="false">∧</mo>
                  <mrow/>
                </mrow>
                <mi/>
                <mi>i</mi>
                <mrow>
                  <mi/>
                  <mo stretchy="false">≤</mo>
                  <mi/>
                </mrow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faça</mi>
            <mrow/>
          </mrow>
        </mtd>
      </mtr>
      <mtr>
        <mtd>
          <mrow>
            <mrow/>
            <mrow>
              <mi/>
              <mo stretchy="false">−</mo>
              <mrow>
                <mo stretchy="false">−</mo>
                <mi>j</mi>
              </mrow>
            </mrow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i>a</mi>
                <mrow>
                  <mo stretchy="false">[</mo>
                  <mrow>
                    <mi>j</mi>
                  </mrow>
                  <mo stretchy="false">]</mo>
                </mrow>
                <mrow>
                  <mi/>
                  <mo stretchy="false">&gt;</mo>
                  <mi/>
                </mrow>
                <mi mathvariant="italic">pivot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i</mi>
                <mrow>
                  <mi/>
                  <mo stretchy="false">≥</mo>
                  <mi/>
                </mrow>
                <mi>j</mi>
              </mrow>
              <mo stretchy="false">)</mo>
            </mrow>
            <mrow/>
          </mrow>
        </mtd>
      </mtr>
      <mtr>
        <mtd>
          <mrow>
            <mrow/>
            <mi/>
            <mi mathvariant="italic">encerre</mi>
            <mi/>
            <mi mathvariant="italic">laço</mi>
            <mrow/>
          </mrow>
        </mtd>
      </mtr>
      <mtr>
        <mtd>
          <mrow>
            <mrow/>
            <mi/>
            <mi>t</mi>
            <mrow>
              <mi/>
              <mo stretchy="false">=</mo>
              <mi/>
            </mrow>
            <mi>a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i</mi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>t</mi>
            <mrow>
              <mi/>
              <mo stretchy="false">=</mo>
              <mi/>
            </mrow>
            <mi>a</mi>
            <mrow>
              <mo stretchy="false">[</mo>
              <mrow>
                <mi>l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l</mi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>
            <mrow/>
            <mi/>
            <mi mathvariant="italic">retorne</mi>
            <mi/>
            <mi>j</mi>
            <mrow/>
          </mrow>
        </mtd>
      </mtr>
      <mtr>
        <mtd>
          <mrow>
            <mrow/>
          </mrow>
        </mtd>
      </mtr>
    </mtable>
    <annotation encoding="StarMath 5.0">particiona(a,~l,~r){}newline{}
~~~~pivot~=~a[l]{}newline{}
~~~~i~=~l{}newline{}
~~~~j~=~r~+~1{}newline{}
{}newline{}
~~~~enquanto~(1){}newline{}
~~~~~~~~faça{}newline{}
~~~~~~~~~~~~++i{}newline{}
~~~~~~~~enquanto~(a[i]~&lt;=~pivot~&amp;&amp;~i~&lt;=~r){}newline{}
~~~~~~~~faça{}newline{}
~~~~~~~~~~~~--j{}newline{}
~~~~~~~~enquanto~(a[j]~&gt;~pivot){}newline{}
~~~~~~~~se~(i~&gt;=~j){}newline{}
~~~~~~~~~~~~encerre~laço{}newline{}
~~~~~~~~t~=~a[i]{}newline{}
~~~~~~~~a[i]~=~a[j]{}newline{}
~~~~~~~~a[j]~=~t{}newline{}
{}newline{}
~~~~t~=~a[l]{}newline{}
~~~~a[l]~=~a[j]{}newline{}
~~~~a[j]~=~t{}newline{}
~~~~retorne~j{}newline{}
</annotation>
  </semantics>
</math>
</file>

<file path=Object 7/content.xml><?xml version="1.0" encoding="utf-8"?>
<math xmlns="http://www.w3.org/1998/Math/MathML">
  <semantics>
    <mtable>
      <mtr>
        <mtd>
          <mrow>
            <mi mathvariant="italic">Heap</mi>
            <mrow>
              <mo stretchy="false">(</mo>
              <mrow>
                <mi>v</mi>
                <mi>,</mi>
                <mi/>
                <mi>n</mi>
              </mrow>
              <mo stretchy="false">)</mo>
            </mrow>
            <mi/>
            <mrow/>
          </mrow>
        </mtd>
      </mtr>
      <mtr>
        <mtd>
          <mrow>
            <mi/>
            <mi>i</mi>
            <mrow>
              <mi/>
              <mo stretchy="false">=</mo>
              <mi/>
            </mrow>
            <mi>n</mi>
            <mrow>
              <mi/>
              <mo stretchy="false">/</mo>
              <mi/>
            </mrow>
            <mn>2</mn>
            <mrow/>
          </mrow>
        </mtd>
      </mtr>
      <mtr>
        <mtd>
          <mrow>
            <mi/>
            <mi mathvariant="italic">loop</mi>
            <mi/>
            <mi mathvariant="italic">infinito</mi>
            <mi/>
            <mrow/>
          </mrow>
        </mtd>
      </mtr>
      <mtr>
        <mtd>
          <mrow>
            <mi/>
            <mi mathvariant="italic">se</mi>
            <mi/>
            <mrow>
              <mo stretchy="false">(</mo>
              <mrow>
                <mi>i</mi>
                <mrow>
                  <mi/>
                  <mo stretchy="false">&gt;</mo>
                  <mi/>
                </mrow>
                <mn>0</mn>
              </mrow>
              <mo stretchy="false">)</mo>
            </mrow>
            <mi/>
            <mi mathvariant="italic">faça</mi>
            <mi/>
            <mrow/>
          </mrow>
        </mtd>
      </mtr>
      <mtr>
        <mtd>
          <mrow>
            <mi/>
            <mrow>
              <mi>i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i/>
            <mi>t</mi>
            <mrow>
              <mi/>
              <mo stretchy="false">=</mo>
              <mi/>
            </mrow>
            <mi>v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i/>
            <mi mathvariant="italic">senão</mi>
            <mi/>
            <mrow/>
          </mrow>
        </mtd>
      </mtr>
      <mtr>
        <mtd>
          <mrow>
            <mi/>
            <mrow>
              <mi>n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i/>
            <mi mathvariant="italic">se</mi>
            <mi/>
            <mrow>
              <mo stretchy="false">(</mo>
              <mrow>
                <mi>n</mi>
                <mrow>
                  <mi/>
                  <mo stretchy="false">=</mo>
                  <mi/>
                </mrow>
                <mn>0</mn>
              </mrow>
              <mo stretchy="false">)</mo>
            </mrow>
            <mi/>
            <mi mathvariant="italic">faça</mi>
            <mrow/>
          </mrow>
        </mtd>
      </mtr>
      <mtr>
        <mtd>
          <mrow>
            <mi/>
            <mi mathvariant="italic">retorne</mi>
            <mrow/>
          </mrow>
        </mtd>
      </mtr>
      <mtr>
        <mtd>
          <mrow>
            <mi/>
            <mi>t</mi>
            <mrow>
              <mi/>
              <mo stretchy="false">=</mo>
              <mi/>
            </mrow>
            <mi>v</mi>
            <mrow>
              <mo stretchy="false">[</mo>
              <mrow>
                <mi>n</mi>
              </mrow>
              <mo stretchy="false">]</mo>
            </mrow>
            <mrow/>
          </mrow>
        </mtd>
      </mtr>
      <mtr>
        <mtd>
          <mrow>
            <mi/>
            <mi>v</mi>
            <mrow>
              <mo stretchy="false">[</mo>
              <mrow>
                <mi>n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n>0</mn>
              </mrow>
              <mo stretchy="false">]</mo>
            </mrow>
            <mrow/>
          </mrow>
        </mtd>
      </mtr>
      <mtr>
        <mtd>
          <mrow>
            <mi/>
            <mi mathvariant="italic">pai</mi>
            <mrow>
              <mi/>
              <mo stretchy="false">=</mo>
              <mi/>
            </mrow>
            <mi>i</mi>
            <mrow/>
          </mrow>
        </mtd>
      </mtr>
      <mtr>
        <mtd>
          <mrow>
            <mi/>
            <mi mathvariant="italic">filho</mi>
            <mrow>
              <mi/>
              <mo stretchy="false">=</mo>
              <mi/>
            </mrow>
            <mi>i</mi>
            <mrow>
              <mi/>
              <mo stretchy="false">∗</mo>
              <mi/>
            </mrow>
            <mn>2</mn>
            <mrow/>
          </mrow>
        </mtd>
      </mtr>
      <mtr>
        <mtd>
          <mrow>
            <mi/>
            <mi mathvariant="italic">enquanto</mi>
            <mi/>
            <mrow>
              <mo stretchy="false">(</mo>
              <mrow>
                <mi mathvariant="italic">filho</mi>
                <mrow>
                  <mi/>
                  <mo stretchy="false">&lt;</mo>
                  <mi/>
                </mrow>
                <mi>n</mi>
              </mrow>
              <mo stretchy="false">)</mo>
            </mrow>
            <mi/>
            <mrow/>
          </mrow>
        </mtd>
      </mtr>
      <mtr>
        <mtd>
          <mrow>
            <mi/>
            <mi mathvariant="italic">se</mi>
            <mi/>
            <mrow>
              <mo stretchy="false">(</mo>
              <mrow>
                <mrow>
                  <mo stretchy="false">(</mo>
                  <mrow>
                    <mi mathvariant="italic">filho</mi>
                    <mrow>
                      <mi/>
                      <mo stretchy="false">+</mo>
                      <mi/>
                    </mrow>
                    <mn>1</mn>
                    <mrow>
                      <mi/>
                      <mo stretchy="false">&lt;</mo>
                      <mi/>
                    </mrow>
                    <mi>n</mi>
                  </mrow>
                  <mo stretchy="false">)</mo>
                </mrow>
                <mi/>
                <mi>e</mi>
                <mi/>
                <mrow>
                  <mo stretchy="false">(</mo>
                  <mrow>
                    <mi>v</mi>
                    <mrow>
                      <mo stretchy="false">[</mo>
                      <mrow>
                        <mi mathvariant="italic">filho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i>v</mi>
                    <mrow>
                      <mo stretchy="false">[</mo>
                      <mrow>
                        <mi mathvariant="italic">filho</mi>
                      </mrow>
                      <mo stretchy="false">]</mo>
                    </mrow>
                  </mrow>
                  <mo stretchy="false">)</mo>
                </mrow>
              </mrow>
              <mo stretchy="false">)</mo>
            </mrow>
            <mi/>
            <mi mathvariant="italic">faça</mi>
            <mrow/>
          </mrow>
        </mtd>
      </mtr>
      <mtr>
        <mtd>
          <mrow>
            <mi/>
            <mrow>
              <mi mathvariant="italic">filho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i/>
            <mi mathvariant="italic">se</mi>
            <mi/>
            <mrow>
              <mo stretchy="false">(</mo>
              <mrow>
                <mi>v</mi>
                <mrow>
                  <mo stretchy="false">[</mo>
                  <mrow>
                    <mi mathvariant="italic">filho</mi>
                  </mrow>
                  <mo stretchy="false">]</mo>
                </mrow>
                <mrow>
                  <mi/>
                  <mo stretchy="false">&gt;</mo>
                  <mi/>
                </mrow>
                <mi>t</mi>
              </mrow>
              <mo stretchy="false">)</mo>
            </mrow>
            <mi mathvariant="italic">faça</mi>
            <mrow/>
          </mrow>
        </mtd>
      </mtr>
      <mtr>
        <mtd>
          <mrow>
            <mi/>
            <mi>v</mi>
            <mrow>
              <mo stretchy="false">[</mo>
              <mrow>
                <mi mathvariant="italic">pai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 mathvariant="italic">filho</mi>
              </mrow>
              <mo stretchy="false">]</mo>
            </mrow>
            <mrow/>
          </mrow>
        </mtd>
      </mtr>
      <mtr>
        <mtd>
          <mrow>
            <mi/>
            <mi mathvariant="italic">pai</mi>
            <mrow>
              <mi/>
              <mo stretchy="false">=</mo>
              <mi/>
            </mrow>
            <mi mathvariant="italic">filho</mi>
            <mrow/>
          </mrow>
        </mtd>
      </mtr>
      <mtr>
        <mtd>
          <mrow>
            <mi/>
            <mi mathvariant="italic">filho</mi>
            <mrow>
              <mi/>
              <mo stretchy="false">=</mo>
              <mi/>
            </mrow>
            <mi mathvariant="italic">pai</mi>
            <mrow>
              <mi/>
              <mo stretchy="false">∗</mo>
              <mi/>
            </mrow>
            <mn>2</mn>
            <mrow>
              <mi/>
              <mo stretchy="false">+</mo>
              <mi/>
            </mrow>
            <mn>1</mn>
            <mrow/>
          </mrow>
        </mtd>
      </mtr>
      <mtr>
        <mtd>
          <mrow>
            <mi/>
            <mi mathvariant="italic">senão</mi>
            <mrow/>
          </mrow>
        </mtd>
      </mtr>
      <mtr>
        <mtd>
          <mrow>
            <mi/>
            <mi mathvariant="italic">encerra</mi>
            <mi/>
            <mi mathvariant="italic">laço</mi>
            <mrow/>
          </mrow>
        </mtd>
      </mtr>
      <mtr>
        <mtd>
          <mrow>
            <mi/>
            <mi>v</mi>
            <mrow>
              <mo stretchy="false">[</mo>
              <mrow>
                <mi mathvariant="italic">pai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/>
        </mtd>
      </mtr>
    </mtable>
    <annotation encoding="StarMath 5.0">Heap(v,~n)~{}newline
~~~~i~=~n~/~2{}newline
~~~~loop~infinito~{}newline
~~~~~~~~se~(i~&gt;~0)~faça~{}newline
~~~~~~~~~~~~i--{}newline
~~~~~~~~~~~~t~=~v[i]{}newline
~~~~~~~~senão~{}newline
~~~~~~~~~~~~n--{}newline
~~~~~~~~~~~~se~(n~=~0)~faça{}newline
~~~~~~~~~~~~~~~~retorne{}newline
~~~~~~~~~~~~t~=~v[n]{}newline
~~~~~~~~~~~~v[n]~=~v[0]{}newline
~~~~~~~~pai~=~i{}newline
~~~~~~~~filho~=~i~*~2{}newline
~~~~~~~~enquanto~(filho~&lt;~n)~{}newline
~~~~~~~~~~~~se~((filho~+~1~&lt;~n)~e~(v[filho~+~1]~&gt;~v[filho]))~faça{}newline
~~~~~~~~~~~~~~~~filho++{}newline
~~~~~~~~~~~~se~(v[filho]~&gt;~t)faça{}newline
~~~~~~~~~~~~~~~~v[pai]~=~v[filho]{}newline
~~~~~~~~~~~~~~~~pai~=~filho{}newline
~~~~~~~~~~~~~~~~filho~=~pai~*~2~+~1{}newline
~~~~~~~~~~~~~senão{}newline
~~~~~~~~~~~~~~~~encerra~laço{}newline
~~~~~~~~v[pai]~=~t{}newline</annotation>
  </semantics>
</math>
</file>